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ffffff" style:font-name="Courier New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3465a4" fo:border-left="none" fo:border-right="none" fo:border-top="0.74pt solid #000000"/>
      <style:text-properties fo:color="#ffffff"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font-name="Courier New"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/>
      <style:text-properties fo:color="#ffffff" style:font-name="Courier New" fo:font-weight="bold" style:font-weight-asian="bold" style:font-weight-complex="bold"/>
    </style:style>
    <style:style style:name="ce7" style:family="table-cell" style:parent-style-name="Default" style:data-style-name="N10105">
      <style:table-cell-properties fo:border-bottom="0.74pt solid #000000" fo:border-left="none" fo:border-right="none" fo:border-top="0.74pt solid #000000"/>
      <style:text-properties style:font-name="Liberation Serif" style:font-name-asian="Liberation Serif" style:font-name-complex="Liberation Serif"/>
      <style:map style:condition="cell-content-is-between(500,1000)" style:apply-style-name="Sense_20_títol1" style:base-cell-address="Full1.C4"/>
    </style:style>
    <style:style style:name="ce8" style:family="table-cell" style:parent-style-name="Default" style:data-style-name="N10105">
      <style:table-cell-properties fo:border-bottom="0.74pt solid #000000" fo:border-left="none" fo:border-right="none" fo:border-top="0.74pt solid #000000"/>
      <style:text-properties style:font-name="Liberation Serif" style:font-name-asian="Liberation Serif" style:font-name-complex="Liberation Serif"/>
    </style:style>
    <style:style style:name="ce9" style:family="table-cell" style:parent-style-name="Default">
      <style:text-properties style:font-name="Courier New"/>
    </style:style>
    <style:style style:name="ce27" style:family="table-cell" style:parent-style-name="Default" style:data-style-name="N11">
      <style:table-cell-properties fo:border="0.74pt solid #000000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1"/>
    <style:style style:name="ce29" style:family="table-cell" style:parent-style-name="Default" style:data-style-name="N11">
      <style:table-cell-properties fo:border="0.74pt solid #000000"/>
    </style:style>
    <style:style style:name="ce30" style:family="table-cell" style:parent-style-name="Default" style:data-style-name="N0">
      <style:table-cell-properties fo:border="0.74pt solid #000000"/>
    </style:style>
    <style:style style:name="ce13" style:family="table-cell" style:parent-style-name="Default">
      <style:table-cell-properties fo:background-color="#3465a4"/>
      <style:text-properties fo:color="#ffffff" style:font-name="Courier New" fo:font-weight="bold" style:font-weight-asian="bold" style:font-weight-complex="bold"/>
    </style:style>
    <style:style style:name="ce32" style:family="table-cell" style:parent-style-name="Default" style:data-style-name="N10105">
      <style:table-cell-properties fo:border="0.74pt solid #000000"/>
    </style:style>
    <style:style style:name="ce15" style:family="table-cell" style:parent-style-name="Default" style:data-style-name="N10105">
      <style:table-cell-properties fo:border="0.74pt solid #000000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10105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7"/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/>
          <table:table-cell table:style-name="ce1"/>
          <table:table-cell table:style-name="ce6" office:value-type="string" calcext:value-type="string" table:number-columns-spanned="5" table:number-rows-spanned="1">
            <text:p>Mes</text:p>
          </table:table-cell>
          <table:covered-table-cell table:number-columns-repeated="4" table:style-name="ce13"/>
          <table:table-cell table:style-name="ce9"/>
          <table:table-cell/>
        </table:table-row>
        <table:table-row table:style-name="ro2">
          <table:table-cell/>
          <table:table-cell table:style-name="ce2" office:value-type="string" calcext:value-type="string">
            <text:p>Concep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Carne</text:p>
          </table:table-cell>
          <table:table-cell office:value-type="currency" office:currency="EUR" office:value="901.52" calcext:value-type="currency">
            <text:p>901,52 €</text:p>
          </table:table-cell>
          <table:table-cell office:value-type="currency" office:currency="EUR" office:value="950.53" calcext:value-type="currency">
            <text:p>950,53 €</text:p>
          </table:table-cell>
          <table:table-cell office:value-type="currency" office:currency="EUR" office:value="960.02" calcext:value-type="currency">
            <text:p>960,02 €</text:p>
          </table:table-cell>
          <table:table-cell office:value-type="currency" office:currency="EUR" office:value="925.45" calcext:value-type="currency">
            <text:p>925,45 €</text:p>
          </table:table-cell>
          <table:table-cell office:value-type="currency" office:currency="EUR" office:value="890.32" calcext:value-type="currency">
            <text:p>890,32 €</text:p>
          </table:table-cell>
          <table:table-cell table:style-name="ce15" table:formula="of:=SUM([.C4:.G4])" office:value-type="currency" office:currency="EUR" office:value="4627.84" calcext:value-type="currency">
            <text:p>4.627,84 €</text:p>
          </table:table-cell>
          <table:table-cell table:style-name="ce15" table:formula="of:=MEDIAN([.C4:.G4])" office:value-type="currency" office:currency="EUR" office:value="925.45" calcext:value-type="currency">
            <text:p>925,45 €</text:p>
          </table:table-cell>
        </table:table-row>
        <table:table-row table:style-name="ro1">
          <table:table-cell/>
          <table:table-cell office:value-type="string" calcext:value-type="string">
            <text:p>Pescado</text:p>
          </table:table-cell>
          <table:table-cell office:value-type="currency" office:currency="EUR" office:value="1322.23" calcext:value-type="currency">
            <text:p>1.322,23 €</text:p>
          </table:table-cell>
          <table:table-cell office:value-type="currency" office:currency="EUR" office:value="1300.5" calcext:value-type="currency">
            <text:p>1.300,50 €</text:p>
          </table:table-cell>
          <table:table-cell office:value-type="currency" office:currency="EUR" office:value="1315.42" calcext:value-type="currency">
            <text:p>1.315,42 €</text:p>
          </table:table-cell>
          <table:table-cell office:value-type="currency" office:currency="EUR" office:value="1348.65" calcext:value-type="currency">
            <text:p>1.348,65 €</text:p>
          </table:table-cell>
          <table:table-cell office:value-type="currency" office:currency="EUR" office:value="1360.75" calcext:value-type="currency">
            <text:p>1.360,75 €</text:p>
          </table:table-cell>
          <table:table-cell table:style-name="ce15" table:formula="of:=SUM(;[.C5:.G5])" office:value-type="currency" office:currency="EUR" office:value="6647.55" calcext:value-type="currency">
            <text:p>6.647,55 €</text:p>
          </table:table-cell>
          <table:table-cell table:style-name="ce15" table:formula="of:=MEDIAN([.C5:.G5])" office:value-type="currency" office:currency="EUR" office:value="1322.23" calcext:value-type="currency">
            <text:p>1.322,23 €</text:p>
          </table:table-cell>
        </table:table-row>
        <table:table-row table:style-name="ro1">
          <table:table-cell/>
          <table:table-cell office:value-type="string" calcext:value-type="string">
            <text:p>Verdura</text:p>
          </table:table-cell>
          <table:table-cell office:value-type="currency" office:currency="EUR" office:value="474.8" calcext:value-type="currency">
            <text:p>474,80 €</text:p>
          </table:table-cell>
          <table:table-cell office:value-type="currency" office:currency="EUR" office:value="500.78" calcext:value-type="currency">
            <text:p>500,78 €</text:p>
          </table:table-cell>
          <table:table-cell office:value-type="currency" office:currency="EUR" office:value="510.95" calcext:value-type="currency">
            <text:p>510,95 €</text:p>
          </table:table-cell>
          <table:table-cell office:value-type="currency" office:currency="EUR" office:value="490.65" calcext:value-type="currency">
            <text:p>490,65 €</text:p>
          </table:table-cell>
          <table:table-cell office:value-type="currency" office:currency="EUR" office:value="575.42" calcext:value-type="currency">
            <text:p>575,42 €</text:p>
          </table:table-cell>
          <table:table-cell table:style-name="ce15" table:formula="of:=SUM([.C6:.G6])" office:value-type="currency" office:currency="EUR" office:value="2552.6" calcext:value-type="currency">
            <text:p>2.552,60 €</text:p>
          </table:table-cell>
          <table:table-cell table:style-name="ce15" table:formula="of:=MEDIAN([.C6:.G6])" office:value-type="currency" office:currency="EUR" office:value="500.78" calcext:value-type="currency">
            <text:p>500,78 €</text:p>
          </table:table-cell>
        </table:table-row>
        <table:table-row table:style-name="ro1">
          <table:table-cell/>
          <table:table-cell office:value-type="string" calcext:value-type="string">
            <text:p>Fruta</text:p>
          </table:table-cell>
          <table:table-cell office:value-type="currency" office:currency="EUR" office:value="360.61" calcext:value-type="currency">
            <text:p>360,61 €</text:p>
          </table:table-cell>
          <table:table-cell office:value-type="currency" office:currency="EUR" office:value="370.78" calcext:value-type="currency">
            <text:p>370,78 €</text:p>
          </table:table-cell>
          <table:table-cell office:value-type="currency" office:currency="EUR" office:value="375.95" calcext:value-type="currency">
            <text:p>375,95 €</text:p>
          </table:table-cell>
          <table:table-cell office:value-type="currency" office:currency="EUR" office:value="360.45" calcext:value-type="currency">
            <text:p>360,45 €</text:p>
          </table:table-cell>
          <table:table-cell office:value-type="currency" office:currency="EUR" office:value="355.79" calcext:value-type="currency">
            <text:p>355,79 €</text:p>
          </table:table-cell>
          <table:table-cell table:style-name="ce15" table:formula="of:=SUM([.C7:.G7])" office:value-type="currency" office:currency="EUR" office:value="1823.58" calcext:value-type="currency">
            <text:p>1.823,58 €</text:p>
          </table:table-cell>
          <table:table-cell table:style-name="ce15" table:formula="of:=MEDIAN([.C7:.G7])" office:value-type="currency" office:currency="EUR" office:value="360.61" calcext:value-type="currency">
            <text:p>360,61 €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" table:formula="of:=SUM([.C4:.C7])" office:value-type="currency" office:currency="EUR" office:value="3059.16" calcext:value-type="currency">
            <text:p>3.059,16 €</text:p>
          </table:table-cell>
          <table:table-cell table:style-name="ce8" table:formula="of:=SUM([.D4:.D7])" office:value-type="currency" office:currency="EUR" office:value="3122.59" calcext:value-type="currency">
            <text:p>3.122,59 €</text:p>
          </table:table-cell>
          <table:table-cell table:style-name="ce8" table:formula="of:=SUM([.E4:.E7])" office:value-type="currency" office:currency="EUR" office:value="3162.34" calcext:value-type="currency">
            <text:p>3.162,34 €</text:p>
          </table:table-cell>
          <table:table-cell table:style-name="ce8" table:formula="of:=SUM([.F4:.F7])" office:value-type="currency" office:currency="EUR" office:value="3125.2" calcext:value-type="currency">
            <text:p>3.125,20 €</text:p>
          </table:table-cell>
          <table:table-cell table:style-name="ce8" table:formula="of:=SUM([.G4:.G7])" office:value-type="currency" office:currency="EUR" office:value="3182.28" calcext:value-type="currency">
            <text:p>3.182,28 €</text:p>
          </table:table-cell>
          <table:table-cell table:style-name="ce15" table:formula="of:=SUM([.H4:.H7])" office:value-type="currency" office:currency="EUR" office:value="15651.57" calcext:value-type="currency">
            <text:p>15.651,57 €</text:p>
          </table:table-cell>
          <table:table-cell table:style-name="ce16"/>
        </table:table-row>
        <table:table-row table:style-name="ro1">
          <table:table-cell/>
          <table:table-cell table:style-name="ce4"/>
          <table:table-cell table:style-name="ce9" table:number-columns-repeated="6"/>
          <table:table-cell/>
        </table:table-row>
        <table:table-row table:style-name="ro1">
          <table:table-cell/>
          <table:table-cell table:style-name="ce5" table:formula="of:=[.B4]" office:value-type="string" office:string-value="Carne" calcext:value-type="string">
            <text:p>Carne</text:p>
          </table:table-cell>
          <table:table-cell table:style-name="ce27" table:formula="of:=[.C4]/[.C$8]" office:value-type="percentage" office:value="0.294695275827351" calcext:value-type="percentage">
            <text:p>29,47%</text:p>
          </table:table-cell>
          <table:table-cell table:style-name="ce27" table:formula="of:=[.D4]/[.D$8]" office:value-type="percentage" office:value="0.304404356639841" calcext:value-type="percentage">
            <text:p>30,44%</text:p>
          </table:table-cell>
          <table:table-cell table:style-name="ce27" table:formula="of:=[.E4]/[.E$8]" office:value-type="percentage" office:value="0.303578995300948" calcext:value-type="percentage">
            <text:p>30,36%</text:p>
          </table:table-cell>
          <table:table-cell table:style-name="ce27" table:formula="of:=[.F4]/[.F$8]" office:value-type="percentage" office:value="0.296125047996928" calcext:value-type="percentage">
            <text:p>29,61%</text:p>
          </table:table-cell>
          <table:table-cell table:style-name="ce27" table:formula="of:=[.G4]/[.G$8]" office:value-type="percentage" office:value="0.27977424990887" calcext:value-type="percentage">
            <text:p>27,98%</text:p>
          </table:table-cell>
          <table:table-cell table:style-name="ce9"/>
          <table:table-cell/>
        </table:table-row>
        <table:table-row table:style-name="ro1">
          <table:table-cell/>
          <table:table-cell table:style-name="ce5" table:formula="of:=[.B5]" office:value-type="string" office:string-value="Pescado" calcext:value-type="string">
            <text:p>Pescado</text:p>
          </table:table-cell>
          <table:table-cell table:style-name="ce27" table:formula="of:=[.C5]/[.C$8]" office:value-type="percentage" office:value="0.432219955804862" calcext:value-type="percentage">
            <text:p>43,22%</text:p>
          </table:table-cell>
          <table:table-cell table:style-name="ce27" table:formula="of:=[.D5]/[.D$8]" office:value-type="percentage" office:value="0.416481190293955" calcext:value-type="percentage">
            <text:p>41,65%</text:p>
          </table:table-cell>
          <table:table-cell table:style-name="ce27" table:formula="of:=[.E5]/[.E$8]" office:value-type="percentage" office:value="0.415964127829392" calcext:value-type="percentage">
            <text:p>41,60%</text:p>
          </table:table-cell>
          <table:table-cell table:style-name="ce27" table:formula="of:=[.F5]/[.F$8]" office:value-type="percentage" office:value="0.431540381415589" calcext:value-type="percentage">
            <text:p>43,15%</text:p>
          </table:table-cell>
          <table:table-cell table:style-name="ce27" table:formula="of:=[.G5]/[.G$8]" office:value-type="percentage" office:value="0.42760222230602" calcext:value-type="percentage">
            <text:p>42,76%</text:p>
          </table:table-cell>
          <table:table-cell table:style-name="ce9"/>
          <table:table-cell/>
        </table:table-row>
        <table:table-row table:style-name="ro1">
          <table:table-cell/>
          <table:table-cell table:style-name="ce5" table:formula="of:=[.B6]" office:value-type="string" office:string-value="Verdura" calcext:value-type="string">
            <text:p>Verdura</text:p>
          </table:table-cell>
          <table:table-cell table:style-name="ce27" table:formula="of:=[.C6]/[.C$8]" office:value-type="percentage" office:value="0.155206004262608" calcext:value-type="percentage">
            <text:p>15,52%</text:p>
          </table:table-cell>
          <table:table-cell table:style-name="ce27" table:formula="of:=[.D6]/[.D$8]" office:value-type="percentage" office:value="0.160373279873438" calcext:value-type="percentage">
            <text:p>16,04%</text:p>
          </table:table-cell>
          <table:table-cell table:style-name="ce27" table:formula="of:=[.E6]/[.E$8]" office:value-type="percentage" office:value="0.161573391855398" calcext:value-type="percentage">
            <text:p>16,16%</text:p>
          </table:table-cell>
          <table:table-cell table:style-name="ce27" table:formula="of:=[.F6]/[.F$8]" office:value-type="percentage" office:value="0.156997952131064" calcext:value-type="percentage">
            <text:p>15,70%</text:p>
          </table:table-cell>
          <table:table-cell table:style-name="ce27" table:formula="of:=[.G6]/[.G$8]" office:value-type="percentage" office:value="0.18082004097691" calcext:value-type="percentage">
            <text:p>18,08%</text:p>
          </table:table-cell>
          <table:table-cell table:style-name="ce9"/>
          <table:table-cell/>
        </table:table-row>
        <table:table-row table:style-name="ro1">
          <table:table-cell/>
          <table:table-cell table:style-name="ce5" table:formula="of:=[.B7]" office:value-type="string" office:string-value="Fruta" calcext:value-type="string">
            <text:p>Fruta</text:p>
          </table:table-cell>
          <table:table-cell table:style-name="ce27" table:formula="of:=[.C7]/[.C$8]" office:value-type="percentage" office:value="0.117878764105179" calcext:value-type="percentage">
            <text:p>11,79%</text:p>
          </table:table-cell>
          <table:table-cell table:style-name="ce27" table:formula="of:=[.D7]/[.D$8]" office:value-type="percentage" office:value="0.118741173192766" calcext:value-type="percentage">
            <text:p>11,87%</text:p>
          </table:table-cell>
          <table:table-cell table:style-name="ce27" table:formula="of:=[.E7]/[.E$8]" office:value-type="percentage" office:value="0.118883485014262" calcext:value-type="percentage">
            <text:p>11,89%</text:p>
          </table:table-cell>
          <table:table-cell table:style-name="ce27" table:formula="of:=[.F7]/[.F$8]" office:value-type="percentage" office:value="0.115336618456419" calcext:value-type="percentage">
            <text:p>11,53%</text:p>
          </table:table-cell>
          <table:table-cell table:style-name="ce27" table:formula="of:=[.G7]/[.G$8]" office:value-type="percentage" office:value="0.1118034868082" calcext:value-type="percentage">
            <text:p>11,18%</text:p>
          </table:table-cell>
          <table:table-cell table:style-name="ce9"/>
          <table:table-cell/>
        </table:table-row>
        <table:table-row table:style-name="ro1">
          <table:table-cell/>
          <table:table-cell table:style-name="Default"/>
          <table:table-cell table:style-name="ce11"/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Promedio por</text:p>
            <text:p>Concepto</text:p>
          </table:table-cell>
          <table:table-cell table:style-name="ce29"/>
          <table:table-cell table:style-name="ce22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Carne</text:p>
          </table:table-cell>
          <table:table-cell table:style-name="ce30" table:formula="of:=[.C4]" office:value-type="float" office:value="901.52" calcext:value-type="float">
            <text:p>901,52</text:p>
          </table:table-cell>
          <table:table-cell table:style-name="ce32" table:formula="of:=[.D4]" office:value-type="currency" office:currency="EUR" office:value="950.53" calcext:value-type="currency">
            <text:p>950,53 €</text:p>
          </table:table-cell>
          <table:table-cell table:style-name="ce32" table:formula="of:=[.E4]" office:value-type="currency" office:currency="EUR" office:value="960.02" calcext:value-type="currency">
            <text:p>960,02 €</text:p>
          </table:table-cell>
          <table:table-cell table:style-name="ce32" table:formula="of:=[.F4]" office:value-type="currency" office:currency="EUR" office:value="925.45" calcext:value-type="currency">
            <text:p>925,45 €</text:p>
          </table:table-cell>
          <table:table-cell table:style-name="ce32" table:formula="of:=[.G4]" office:value-type="currency" office:currency="EUR" office:value="890.32" calcext:value-type="currency">
            <text:p>890,32 €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[.B11]" office:value-type="string" office:string-value="Pescado" calcext:value-type="string">
            <text:p>Pescado</text:p>
          </table:table-cell>
          <table:table-cell table:style-name="ce30" table:formula="of:=[.C5]" office:value-type="float" office:value="1322.23" calcext:value-type="float">
            <text:p>1322,23</text:p>
          </table:table-cell>
          <table:table-cell table:style-name="ce32" table:formula="of:=[.D5]" office:value-type="currency" office:currency="EUR" office:value="1300.5" calcext:value-type="currency">
            <text:p>1.300,50 €</text:p>
          </table:table-cell>
          <table:table-cell table:style-name="ce32" table:formula="of:=[.E5]" office:value-type="currency" office:currency="EUR" office:value="1315.42" calcext:value-type="currency">
            <text:p>1.315,42 €</text:p>
          </table:table-cell>
          <table:table-cell table:style-name="ce32" table:formula="of:=[.F5]" office:value-type="currency" office:currency="EUR" office:value="1348.65" calcext:value-type="currency">
            <text:p>1.348,65 €</text:p>
          </table:table-cell>
          <table:table-cell table:style-name="ce32" table:formula="of:=[.G5]" office:value-type="currency" office:currency="EUR" office:value="1360.75" calcext:value-type="currency">
            <text:p>1.360,75 €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2" table:formula="of:=[.B12]" office:value-type="string" office:string-value="Verdura" calcext:value-type="string">
            <text:p>Verdura</text:p>
          </table:table-cell>
          <table:table-cell table:style-name="ce30" table:formula="of:=[.C6]" office:value-type="float" office:value="474.8" calcext:value-type="float">
            <text:p>474,8</text:p>
          </table:table-cell>
          <table:table-cell table:style-name="ce32" table:formula="of:=[.D6]" office:value-type="currency" office:currency="EUR" office:value="500.78" calcext:value-type="currency">
            <text:p>500,78 €</text:p>
          </table:table-cell>
          <table:table-cell table:style-name="ce32" table:formula="of:=[.E6]" office:value-type="currency" office:currency="EUR" office:value="510.95" calcext:value-type="currency">
            <text:p>510,95 €</text:p>
          </table:table-cell>
          <table:table-cell table:style-name="ce32" table:formula="of:=[.F6]" office:value-type="currency" office:currency="EUR" office:value="490.65" calcext:value-type="currency">
            <text:p>490,65 €</text:p>
          </table:table-cell>
          <table:table-cell table:style-name="ce32" table:formula="of:=[.G6]" office:value-type="currency" office:currency="EUR" office:value="575.42" calcext:value-type="currency">
            <text:p>575,42 €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2" table:formula="of:=[.B13]" office:value-type="string" office:string-value="Fruta" calcext:value-type="string">
            <text:p>Fruta</text:p>
          </table:table-cell>
          <table:table-cell table:style-name="ce30" table:formula="of:=[.C7]" office:value-type="float" office:value="360.61" calcext:value-type="float">
            <text:p>360,61</text:p>
          </table:table-cell>
          <table:table-cell table:style-name="ce32" table:formula="of:=[.D7]" office:value-type="currency" office:currency="EUR" office:value="370.78" calcext:value-type="currency">
            <text:p>370,78 €</text:p>
          </table:table-cell>
          <table:table-cell table:style-name="ce32" table:formula="of:=[.E7]" office:value-type="currency" office:currency="EUR" office:value="375.95" calcext:value-type="currency">
            <text:p>375,95 €</text:p>
          </table:table-cell>
          <table:table-cell table:style-name="ce32" table:formula="of:=[.F7]" office:value-type="currency" office:currency="EUR" office:value="360.45" calcext:value-type="currency">
            <text:p>360,45 €</text:p>
          </table:table-cell>
          <table:table-cell table:style-name="ce32" table:formula="of:=[.G7]" office:value-type="currency" office:currency="EUR" office:value="355.79" calcext:value-type="currency">
            <text:p>355,79 €</text:p>
          </table:table-cell>
          <table:table-cell/>
          <table:table-cell table:style-name="Default"/>
        </table:table-row>
        <calcext:conditional-formats>
          <calcext:conditional-format calcext:target-range-address="Full1.C4:Full1.G7">
            <calcext:condition calcext:apply-style-name="Sense títol1" calcext:value="between(500,1000)" calcext:base-cell-address="Full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nse_20_títol1" style:display-name="Sense títol1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Sastre Torres</meta:initial-creator>
    <meta:creation-date>2022-11-09T12:01:08.188855778</meta:creation-date>
    <dc:date>2022-11-11T11:43:41.510356214</dc:date>
    <dc:creator>Daniel Sastre Torres</dc:creator>
    <meta:editing-duration>PT26M50S</meta:editing-duration>
    <meta:editing-cycles>2</meta:editing-cycles>
    <meta:generator>LibreOffice/7.3.5.2$Linux_X86_64 LibreOffice_project/30$Build-2</meta:generator>
    <meta:document-statistic meta:table-count="1" meta:cell-count="97" meta:object-count="0"/>
  </office:meta>
</office:document-meta>
</file>